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48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/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 table:number-columns-spanned="5" table:number-rows-spanned="1">
            <text:p>Z pra cima FIFO</text:p>
          </table:table-cell>
          <table:covered-table-cell table:number-columns-repeated="4"/>
          <table:table-cell table:number-columns-repeated="3"/>
          <table:table-cell table:style-name="ce1" office:value-type="string" table:number-columns-spanned="5" table:number-rows-spanned="1">
            <text:p>Z pra cima SEM FIFO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string">
            <text:p>00c4</text:p>
          </table:table-cell>
          <table:table-cell table:formula="of:=IF(HEX2DEC([.B3])&gt;HEX2DEC(&quot;7fff&quot;);CONCATENATE(&quot;ffffff&quot;; [.B3]);[.B3])" office:value-type="string" office:string-value="00c4">
            <text:p>00c4</text:p>
          </table:table-cell>
          <table:table-cell table:formula="of:=HEX2DEC([.C3])" office:value-type="float" office:value="196">
            <text:p>196</text:p>
          </table:table-cell>
          <table:table-cell table:style-name="ce4" table:formula="of:=([.D3]/16384)*9.81" office:value-type="float" office:value="0.11735595703125">
            <text:p>0.11736</text:p>
          </table:table-cell>
          <table:table-cell table:style-name="ce4" table:formula="of:=[.D3]/131" office:value-type="float" office:value="1.49618320610687">
            <text:p>1.49618</text:p>
          </table:table-cell>
          <table:table-cell table:style-name="ce4" table:formula="of:=[.D3]/340+36.53" office:value-type="float" office:value="37.1064705882353">
            <text:p>37.10647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4">
            <text:p>84</text:p>
          </table:table-cell>
          <table:table-cell table:formula="of:=IF(HEX2DEC([.J3])&gt;HEX2DEC(&quot;7fff&quot;);CONCATENATE(&quot;ffffff&quot;; [.J3]);[.J3])" office:value-type="float" office:value="84">
            <text:p>84</text:p>
          </table:table-cell>
          <table:table-cell table:formula="of:=HEX2DEC([.K3])" office:value-type="float" office:value="132">
            <text:p>132</text:p>
          </table:table-cell>
          <table:table-cell table:style-name="ce4" table:formula="of:=([.L3]/16384)*9.81" office:value-type="float" office:value="0.07903564453125">
            <text:p>0.07904</text:p>
          </table:table-cell>
          <table:table-cell table:style-name="ce4" table:formula="of:=[.L3]/131" office:value-type="float" office:value="1.00763358778626">
            <text:p>1.00763</text:p>
          </table:table-cell>
          <table:table-cell table:style-name="ce4" table:formula="of:=[.L3]/340+36.53" office:value-type="float" office:value="36.9182352941176">
            <text:p>36.91824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float" office:value="44">
            <text:p>44</text:p>
          </table:table-cell>
          <table:table-cell table:formula="of:=IF(HEX2DEC([.B4])&gt;HEX2DEC(&quot;7fff&quot;);CONCATENATE(&quot;ffffff&quot;; [.B4]);[.B4])" office:value-type="float" office:value="44">
            <text:p>44</text:p>
          </table:table-cell>
          <table:table-cell table:formula="of:=HEX2DEC([.C4])" office:value-type="float" office:value="68">
            <text:p>68</text:p>
          </table:table-cell>
          <table:table-cell table:style-name="ce4" table:formula="of:=([.D4]/16384)*9.81" office:value-type="float" office:value="0.04071533203125">
            <text:p>0.04072</text:p>
          </table:table-cell>
          <table:table-cell table:style-name="ce4" table:formula="of:=[.D4]/131" office:value-type="float" office:value="0.519083969465649">
            <text:p>0.51908</text:p>
          </table:table-cell>
          <table:table-cell table:style-name="ce4" table:formula="of:=[.D4]/340+36.53" office:value-type="float" office:value="36.73">
            <text:p>36.73000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c</text:p>
          </table:table-cell>
          <table:table-cell table:formula="of:=IF(HEX2DEC([.J4])&gt;HEX2DEC(&quot;7fff&quot;);CONCATENATE(&quot;ffffff&quot;; [.J4]);[.J4])" office:value-type="string" office:string-value="ffffffff9c">
            <text:p>ffffffff9c</text:p>
          </table:table-cell>
          <table:table-cell table:formula="of:=HEX2DEC([.K4])" office:value-type="float" office:value="-100">
            <text:p>-100</text:p>
          </table:table-cell>
          <table:table-cell table:style-name="ce4" table:formula="of:=([.L4]/16384)*9.81" office:value-type="float" office:value="-0.05987548828125">
            <text:p>-0.05988</text:p>
          </table:table-cell>
          <table:table-cell table:style-name="ce4" table:formula="of:=[.L4]/131" office:value-type="float" office:value="-0.763358778625954">
            <text:p>-0.76336</text:p>
          </table:table-cell>
          <table:table-cell table:style-name="ce4" table:formula="of:=[.L4]/340+36.53" office:value-type="float" office:value="36.2358823529412">
            <text:p>36.23588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float" office:value="4884">
            <text:p>4884</text:p>
          </table:table-cell>
          <table:table-cell table:formula="of:=IF(HEX2DEC([.B5])&gt;HEX2DEC(&quot;7fff&quot;);CONCATENATE(&quot;ffffff&quot;; [.B5]);[.B5])" office:value-type="float" office:value="4884">
            <text:p>4884</text:p>
          </table:table-cell>
          <table:table-cell table:formula="of:=HEX2DEC([.C5])" office:value-type="float" office:value="18564">
            <text:p>18564</text:p>
          </table:table-cell>
          <table:table-cell table:style-name="ce4" table:formula="of:=([.D5]/16384)*9.81" office:value-type="float" office:value="11.1152856445313">
            <text:p>11.11529</text:p>
          </table:table-cell>
          <table:table-cell table:style-name="ce4" table:formula="of:=[.D5]/131" office:value-type="float" office:value="141.709923664122">
            <text:p>141.70992</text:p>
          </table:table-cell>
          <table:table-cell table:style-name="ce4" table:formula="of:=[.D5]/340+36.53" office:value-type="float" office:value="91.13">
            <text:p>91.13000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18">
            <text:p>4818</text:p>
          </table:table-cell>
          <table:table-cell table:formula="of:=IF(HEX2DEC([.J5])&gt;HEX2DEC(&quot;7fff&quot;);CONCATENATE(&quot;ffffff&quot;; [.J5]);[.J5])" office:value-type="float" office:value="4818">
            <text:p>4818</text:p>
          </table:table-cell>
          <table:table-cell table:formula="of:=HEX2DEC([.K5])" office:value-type="float" office:value="18456">
            <text:p>18456</text:p>
          </table:table-cell>
          <table:table-cell table:style-name="ce4" table:formula="of:=([.L5]/16384)*9.81" office:value-type="float" office:value="11.0506201171875">
            <text:p>11.05062</text:p>
          </table:table-cell>
          <table:table-cell table:style-name="ce4" table:formula="of:=[.L5]/131" office:value-type="float" office:value="140.885496183206">
            <text:p>140.88550</text:p>
          </table:table-cell>
          <table:table-cell table:style-name="ce4" table:formula="of:=[.L5]/340+36.53" office:value-type="float" office:value="90.8123529411765">
            <text:p>90.81235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fa</text:p>
          </table:table-cell>
          <table:table-cell table:formula="of:=IF(HEX2DEC([.B6])&gt;HEX2DEC(&quot;7fff&quot;);CONCATENATE(&quot;ffffff&quot;; [.B6]);[.B6])" office:value-type="string" office:string-value="00fa">
            <text:p>00fa</text:p>
          </table:table-cell>
          <table:table-cell table:formula="of:=HEX2DEC([.C6])" office:value-type="float" office:value="250">
            <text:p>250</text:p>
          </table:table-cell>
          <table:table-cell table:style-name="ce4" table:formula="of:=([.D6]/16384)*9.81" office:value-type="float" office:value="0.149688720703125">
            <text:p>0.14969</text:p>
          </table:table-cell>
          <table:table-cell table:style-name="ce4" table:formula="of:=[.D6]/131" office:value-type="float" office:value="1.90839694656489">
            <text:p>1.90840</text:p>
          </table:table-cell>
          <table:table-cell table:style-name="ce4" table:formula="of:=[.D6]/340+36.53" office:value-type="float" office:value="37.2652941176471">
            <text:p>37.26529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cd</text:p>
          </table:table-cell>
          <table:table-cell table:formula="of:=IF(HEX2DEC([.J6])&gt;HEX2DEC(&quot;7fff&quot;);CONCATENATE(&quot;ffffff&quot;; [.J6]);[.J6])" office:value-type="string" office:string-value="00cd">
            <text:p>00cd</text:p>
          </table:table-cell>
          <table:table-cell table:formula="of:=HEX2DEC([.K6])" office:value-type="float" office:value="205">
            <text:p>205</text:p>
          </table:table-cell>
          <table:table-cell table:style-name="ce4" table:formula="of:=([.L6]/16384)*9.81" office:value-type="float" office:value="0.122744750976563">
            <text:p>0.12274</text:p>
          </table:table-cell>
          <table:table-cell table:style-name="ce4" table:formula="of:=[.L6]/131" office:value-type="float" office:value="1.56488549618321">
            <text:p>1.56489</text:p>
          </table:table-cell>
          <table:table-cell table:style-name="ce4" table:formula="of:=[.L6]/340+36.53" office:value-type="float" office:value="37.1329411764706">
            <text:p>37.13294</text:p>
          </table:table-cell>
        </table:table-row>
        <table:table-row table:style-name="ro4">
          <table:table-cell office:value-type="string">
            <text:p>Gy</text:p>
          </table:table-cell>
          <table:table-cell table:style-name="ce3" office:value-type="string">
            <text:p>fedf</text:p>
          </table:table-cell>
          <table:table-cell table:formula="of:=IF(HEX2DEC([.B7])&gt;HEX2DEC(&quot;7fff&quot;);CONCATENATE(&quot;ffffff&quot;; [.B7]);[.B7])" office:value-type="string" office:string-value="fffffffedf">
            <text:p>fffffffedf</text:p>
          </table:table-cell>
          <table:table-cell table:formula="of:=HEX2DEC([.C7])" office:value-type="float" office:value="-289">
            <text:p>-289</text:p>
          </table:table-cell>
          <table:table-cell table:style-name="ce4" table:formula="of:=([.D7]/16384)*9.81" office:value-type="float" office:value="-0.173040161132813">
            <text:p>-0.17304</text:p>
          </table:table-cell>
          <table:table-cell table:style-name="ce4" table:formula="of:=[.D7]/131" office:value-type="float" office:value="-2.20610687022901">
            <text:p>-2.20611</text:p>
          </table:table-cell>
          <table:table-cell table:style-name="ce4" table:formula="of:=[.D7]/340+36.53" office:value-type="float" office:value="35.68">
            <text:p>35.68000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56</text:p>
          </table:table-cell>
          <table:table-cell table:formula="of:=IF(HEX2DEC([.J7])&gt;HEX2DEC(&quot;7fff&quot;);CONCATENATE(&quot;ffffff&quot;; [.J7]);[.J7])" office:value-type="string" office:string-value="fffffffe56">
            <text:p>fffffffe56</text:p>
          </table:table-cell>
          <table:table-cell table:formula="of:=HEX2DEC([.K7])" office:value-type="float" office:value="-426">
            <text:p>-426</text:p>
          </table:table-cell>
          <table:table-cell table:style-name="ce4" table:formula="of:=([.L7]/16384)*9.81" office:value-type="float" office:value="-0.255069580078125">
            <text:p>-0.25507</text:p>
          </table:table-cell>
          <table:table-cell table:style-name="ce4" table:formula="of:=[.L7]/131" office:value-type="float" office:value="-3.25190839694656">
            <text:p>-3.25191</text:p>
          </table:table-cell>
          <table:table-cell table:style-name="ce4" table:formula="of:=[.L7]/340+36.53" office:value-type="float" office:value="35.2770588235294">
            <text:p>35.27706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60</text:p>
          </table:table-cell>
          <table:table-cell table:formula="of:=IF(HEX2DEC([.B8])&gt;HEX2DEC(&quot;7fff&quot;);CONCATENATE(&quot;ffffff&quot;; [.B8]);[.B8])" office:value-type="string" office:string-value="ffffffff60">
            <text:p>ffffffff60</text:p>
          </table:table-cell>
          <table:table-cell table:formula="of:=HEX2DEC([.C8])" office:value-type="float" office:value="-160">
            <text:p>-160</text:p>
          </table:table-cell>
          <table:table-cell table:style-name="ce4" table:formula="of:=([.D8]/16384)*9.81" office:value-type="float" office:value="-0.09580078125">
            <text:p>-0.09580</text:p>
          </table:table-cell>
          <table:table-cell table:style-name="ce4" table:formula="of:=[.D8]/131" office:value-type="float" office:value="-1.22137404580153">
            <text:p>-1.22137</text:p>
          </table:table-cell>
          <table:table-cell table:style-name="ce4" table:formula="of:=[.D8]/340+36.53" office:value-type="float" office:value="36.0594117647059">
            <text:p>36.05941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3</text:p>
          </table:table-cell>
          <table:table-cell table:formula="of:=IF(HEX2DEC([.J8])&gt;HEX2DEC(&quot;7fff&quot;);CONCATENATE(&quot;ffffff&quot;; [.J8]);[.J8])" office:value-type="string" office:string-value="ffffffff63">
            <text:p>ffffffff63</text:p>
          </table:table-cell>
          <table:table-cell table:formula="of:=HEX2DEC([.K8])" office:value-type="float" office:value="-157">
            <text:p>-157</text:p>
          </table:table-cell>
          <table:table-cell table:style-name="ce4" table:formula="of:=([.L8]/16384)*9.81" office:value-type="float" office:value="-0.0940045166015625">
            <text:p>-0.09400</text:p>
          </table:table-cell>
          <table:table-cell table:style-name="ce4" table:formula="of:=[.L8]/131" office:value-type="float" office:value="-1.19847328244275">
            <text:p>-1.19847</text:p>
          </table:table-cell>
          <table:table-cell table:style-name="ce4" table:formula="of:=[.L8]/340+36.53" office:value-type="float" office:value="36.0682352941176">
            <text:p>36.06824</text:p>
          </table:table-cell>
        </table:table-row>
        <table:table-row table:style-name="ro2">
          <table:table-cell/>
          <table:table-cell table:style-name="ce2"/>
          <table:table-cell table:number-columns-repeated="7"/>
          <table:table-cell table:style-name="ce2"/>
          <table:table-cell table:number-columns-repeated="5"/>
        </table:table-row>
        <table:table-row table:style-name="ro2">
          <table:table-cell table:style-name="ce1" office:value-type="string" table:number-columns-spanned="5" table:number-rows-spanned="1">
            <text:p>Y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Y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98">
            <text:p>98</text:p>
          </table:table-cell>
          <table:table-cell table:formula="of:=IF(HEX2DEC([.B12])&gt;HEX2DEC(&quot;7fff&quot;);CONCATENATE(&quot;ffffff&quot;; [.B12]);[.B12])" office:value-type="float" office:value="98">
            <text:p>98</text:p>
          </table:table-cell>
          <table:table-cell table:formula="of:=HEX2DEC([.C12])" office:value-type="float" office:value="152">
            <text:p>152</text:p>
          </table:table-cell>
          <table:table-cell table:style-name="ce4" table:formula="of:=([.D12]/16384)*9.81" office:value-type="float" office:value="0.0910107421875">
            <text:p>0.09101</text:p>
          </table:table-cell>
          <table:table-cell table:style-name="ce4" table:formula="of:=[.D12]/131" office:value-type="float" office:value="1.16030534351145">
            <text:p>1.16031</text:p>
          </table:table-cell>
          <table:table-cell table:style-name="ce4" table:formula="of:=[.D12]/340+36.53" office:value-type="float" office:value="36.9770588235294">
            <text:p>36.97706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J12])&gt;HEX2DEC(&quot;7fff&quot;);CONCATENATE(&quot;ffffff&quot;; [.J12]);[.J12])" office:value-type="float" office:value="88">
            <text:p>88</text:p>
          </table:table-cell>
          <table:table-cell table:formula="of:=HEX2DEC([.K12])" office:value-type="float" office:value="136">
            <text:p>136</text:p>
          </table:table-cell>
          <table:table-cell table:style-name="ce4" table:formula="of:=([.L12]/16384)*9.81" office:value-type="float" office:value="0.0814306640625">
            <text:p>0.08143</text:p>
          </table:table-cell>
          <table:table-cell table:style-name="ce4" table:formula="of:=[.L12]/131" office:value-type="float" office:value="1.0381679389313">
            <text:p>1.03817</text:p>
          </table:table-cell>
          <table:table-cell table:style-name="ce4" table:formula="of:=[.L12]/340+36.53" office:value-type="float" office:value="36.93">
            <text:p>36.93000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4</text:p>
          </table:table-cell>
          <table:table-cell table:formula="of:=IF(HEX2DEC([.B13])&gt;HEX2DEC(&quot;7fff&quot;);CONCATENATE(&quot;ffffff&quot;; [.B13]);[.B13])" office:value-type="string" office:string-value="ffffffffd4">
            <text:p>ffffffffd4</text:p>
          </table:table-cell>
          <table:table-cell table:formula="of:=HEX2DEC([.C13])" office:value-type="float" office:value="-44">
            <text:p>-44</text:p>
          </table:table-cell>
          <table:table-cell table:style-name="ce4" table:formula="of:=([.D13]/16384)*9.81" office:value-type="float" office:value="-0.02634521484375">
            <text:p>-0.02635</text:p>
          </table:table-cell>
          <table:table-cell table:style-name="ce4" table:formula="of:=[.D13]/131" office:value-type="float" office:value="-0.33587786259542">
            <text:p>-0.33588</text:p>
          </table:table-cell>
          <table:table-cell table:style-name="ce4" table:formula="of:=[.D13]/340+36.53" office:value-type="float" office:value="36.4005882352941">
            <text:p>36.40059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94</text:p>
          </table:table-cell>
          <table:table-cell table:formula="of:=IF(HEX2DEC([.J13])&gt;HEX2DEC(&quot;7fff&quot;);CONCATENATE(&quot;ffffff&quot;; [.J13]);[.J13])" office:value-type="string" office:string-value="ffffffff94">
            <text:p>ffffffff94</text:p>
          </table:table-cell>
          <table:table-cell table:formula="of:=HEX2DEC([.K13])" office:value-type="float" office:value="-108">
            <text:p>-108</text:p>
          </table:table-cell>
          <table:table-cell table:style-name="ce4" table:formula="of:=([.L13]/16384)*9.81" office:value-type="float" office:value="-0.06466552734375">
            <text:p>-0.06467</text:p>
          </table:table-cell>
          <table:table-cell table:style-name="ce4" table:formula="of:=[.L13]/131" office:value-type="float" office:value="-0.824427480916031">
            <text:p>-0.82443</text:p>
          </table:table-cell>
          <table:table-cell table:style-name="ce4" table:formula="of:=[.L13]/340+36.53" office:value-type="float" office:value="36.2123529411765">
            <text:p>36.21235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string">
            <text:p>47b0</text:p>
          </table:table-cell>
          <table:table-cell table:formula="of:=IF(HEX2DEC([.B14])&gt;HEX2DEC(&quot;7fff&quot;);CONCATENATE(&quot;ffffff&quot;; [.B14]);[.B14])" office:value-type="string" office:string-value="47b0">
            <text:p>47b0</text:p>
          </table:table-cell>
          <table:table-cell table:formula="of:=HEX2DEC([.C14])" office:value-type="float" office:value="18352">
            <text:p>18352</text:p>
          </table:table-cell>
          <table:table-cell table:style-name="ce4" table:formula="of:=([.D14]/16384)*9.81" office:value-type="float" office:value="10.988349609375">
            <text:p>10.98835</text:p>
          </table:table-cell>
          <table:table-cell table:style-name="ce4" table:formula="of:=[.D14]/131" office:value-type="float" office:value="140.091603053435">
            <text:p>140.09160</text:p>
          </table:table-cell>
          <table:table-cell table:style-name="ce4" table:formula="of:=[.D14]/340+36.53" office:value-type="float" office:value="90.5064705882353">
            <text:p>90.50647</text:p>
          </table:table-cell>
          <table:table-cell table:style-name="ce4"/>
          <table:table-cell office:value-type="string">
            <text:p>Az</text:p>
          </table:table-cell>
          <table:table-cell table:style-name="ce2" office:value-type="float" office:value="4828">
            <text:p>4828</text:p>
          </table:table-cell>
          <table:table-cell table:formula="of:=IF(HEX2DEC([.J14])&gt;HEX2DEC(&quot;7fff&quot;);CONCATENATE(&quot;ffffff&quot;; [.J14]);[.J14])" office:value-type="float" office:value="4828">
            <text:p>4828</text:p>
          </table:table-cell>
          <table:table-cell table:formula="of:=HEX2DEC([.K14])" office:value-type="float" office:value="18472">
            <text:p>18472</text:p>
          </table:table-cell>
          <table:table-cell table:style-name="ce4" table:formula="of:=([.L14]/16384)*9.81" office:value-type="float" office:value="11.0602001953125">
            <text:p>11.06020</text:p>
          </table:table-cell>
          <table:table-cell table:style-name="ce4" table:formula="of:=[.L14]/131" office:value-type="float" office:value="141.007633587786">
            <text:p>141.00763</text:p>
          </table:table-cell>
          <table:table-cell table:style-name="ce4" table:formula="of:=[.L14]/340+36.53" office:value-type="float" office:value="90.8594117647059">
            <text:p>90.85941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3" office:value-type="string">
            <text:p>00d6</text:p>
          </table:table-cell>
          <table:table-cell table:formula="of:=IF(HEX2DEC([.B15])&gt;HEX2DEC(&quot;7fff&quot;);CONCATENATE(&quot;ffffff&quot;; [.B15]);[.B15])" office:value-type="string" office:string-value="00d6">
            <text:p>00d6</text:p>
          </table:table-cell>
          <table:table-cell table:formula="of:=HEX2DEC([.C15])" office:value-type="float" office:value="214">
            <text:p>214</text:p>
          </table:table-cell>
          <table:table-cell table:style-name="ce4" table:formula="of:=([.D15]/16384)*9.81" office:value-type="float" office:value="0.128133544921875">
            <text:p>0.12813</text:p>
          </table:table-cell>
          <table:table-cell table:style-name="ce4" table:formula="of:=[.D15]/131" office:value-type="float" office:value="1.63358778625954">
            <text:p>1.63359</text:p>
          </table:table-cell>
          <table:table-cell table:style-name="ce4" table:formula="of:=[.D15]/340+36.53" office:value-type="float" office:value="37.1594117647059">
            <text:p>37.15941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ef</text:p>
          </table:table-cell>
          <table:table-cell table:formula="of:=IF(HEX2DEC([.J15])&gt;HEX2DEC(&quot;7fff&quot;);CONCATENATE(&quot;ffffff&quot;; [.J15]);[.J15])" office:value-type="string" office:string-value="00ef">
            <text:p>00ef</text:p>
          </table:table-cell>
          <table:table-cell table:formula="of:=HEX2DEC([.K15])" office:value-type="float" office:value="239">
            <text:p>239</text:p>
          </table:table-cell>
          <table:table-cell table:style-name="ce4" table:formula="of:=([.L15]/16384)*9.81" office:value-type="float" office:value="0.143102416992188">
            <text:p>0.14310</text:p>
          </table:table-cell>
          <table:table-cell table:style-name="ce4" table:formula="of:=[.L15]/131" office:value-type="float" office:value="1.82442748091603">
            <text:p>1.82443</text:p>
          </table:table-cell>
          <table:table-cell table:style-name="ce4" table:formula="of:=[.L15]/340+36.53" office:value-type="float" office:value="37.2329411764706">
            <text:p>37.23294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2" office:value-type="string">
            <text:p>fe3d</text:p>
          </table:table-cell>
          <table:table-cell table:formula="of:=IF(HEX2DEC([.B16])&gt;HEX2DEC(&quot;7fff&quot;);CONCATENATE(&quot;ffffff&quot;; [.B16]);[.B16])" office:value-type="string" office:string-value="fffffffe3d">
            <text:p>fffffffe3d</text:p>
          </table:table-cell>
          <table:table-cell table:formula="of:=HEX2DEC([.C16])" office:value-type="float" office:value="-451">
            <text:p>-451</text:p>
          </table:table-cell>
          <table:table-cell table:style-name="ce4" table:formula="of:=([.D16]/16384)*9.81" office:value-type="float" office:value="-0.270038452148437">
            <text:p>-0.27004</text:p>
          </table:table-cell>
          <table:table-cell table:style-name="ce4" table:formula="of:=[.D16]/131" office:value-type="float" office:value="-3.44274809160305">
            <text:p>-3.44275</text:p>
          </table:table-cell>
          <table:table-cell table:style-name="ce4" table:formula="of:=[.D16]/340+36.53" office:value-type="float" office:value="35.2035294117647">
            <text:p>35.20353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3e</text:p>
          </table:table-cell>
          <table:table-cell table:formula="of:=IF(HEX2DEC([.J16])&gt;HEX2DEC(&quot;7fff&quot;);CONCATENATE(&quot;ffffff&quot;; [.J16]);[.J16])" office:value-type="string" office:string-value="fffffffe3e">
            <text:p>fffffffe3e</text:p>
          </table:table-cell>
          <table:table-cell table:formula="of:=HEX2DEC([.K16])" office:value-type="float" office:value="-450">
            <text:p>-450</text:p>
          </table:table-cell>
          <table:table-cell table:style-name="ce4" table:formula="of:=([.L16]/16384)*9.81" office:value-type="float" office:value="-0.269439697265625">
            <text:p>-0.26944</text:p>
          </table:table-cell>
          <table:table-cell table:style-name="ce4" table:formula="of:=[.L16]/131" office:value-type="float" office:value="-3.43511450381679">
            <text:p>-3.43511</text:p>
          </table:table-cell>
          <table:table-cell table:style-name="ce4" table:formula="of:=[.L16]/340+36.53" office:value-type="float" office:value="35.2064705882353">
            <text:p>35.20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46</text:p>
          </table:table-cell>
          <table:table-cell table:formula="of:=IF(HEX2DEC([.B17])&gt;HEX2DEC(&quot;7fff&quot;);CONCATENATE(&quot;ffffff&quot;; [.B17]);[.B17])" office:value-type="string" office:string-value="ffffffff46">
            <text:p>ffffffff46</text:p>
          </table:table-cell>
          <table:table-cell table:formula="of:=HEX2DEC([.C17])" office:value-type="float" office:value="-186">
            <text:p>-186</text:p>
          </table:table-cell>
          <table:table-cell table:style-name="ce4" table:formula="of:=([.D17]/16384)*9.81" office:value-type="float" office:value="-0.111368408203125">
            <text:p>-0.11137</text:p>
          </table:table-cell>
          <table:table-cell table:style-name="ce4" table:formula="of:=[.D17]/131" office:value-type="float" office:value="-1.41984732824427">
            <text:p>-1.41985</text:p>
          </table:table-cell>
          <table:table-cell table:style-name="ce4" table:formula="of:=[.D17]/340+36.53" office:value-type="float" office:value="35.9829411764706">
            <text:p>35.98294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5e</text:p>
          </table:table-cell>
          <table:table-cell table:formula="of:=IF(HEX2DEC([.J17])&gt;HEX2DEC(&quot;7fff&quot;);CONCATENATE(&quot;ffffff&quot;; [.J17]);[.J17])" office:value-type="string" office:string-value="ffffffff5e">
            <text:p>ffffffff5e</text:p>
          </table:table-cell>
          <table:table-cell table:formula="of:=HEX2DEC([.K17])" office:value-type="float" office:value="-162">
            <text:p>-162</text:p>
          </table:table-cell>
          <table:table-cell table:style-name="ce4" table:formula="of:=([.L17]/16384)*9.81" office:value-type="float" office:value="-0.096998291015625">
            <text:p>-0.09700</text:p>
          </table:table-cell>
          <table:table-cell table:style-name="ce4" table:formula="of:=[.L17]/131" office:value-type="float" office:value="-1.23664122137405">
            <text:p>-1.23664</text:p>
          </table:table-cell>
          <table:table-cell table:style-name="ce4" table:formula="of:=[.L17]/340+36.53" office:value-type="float" office:value="36.0535294117647">
            <text:p>36.05353</text:p>
          </table:table-cell>
        </table:table-row>
        <table:table-row table:style-name="ro2">
          <table:table-cell/>
          <table:table-cell table:style-name="ce2"/>
          <table:table-cell table:number-columns-repeated="2"/>
          <table:table-cell table:style-name="ce4" table:number-columns-repeated="4"/>
          <table:table-cell/>
          <table:table-cell table:style-name="ce2"/>
          <table:table-cell table:number-columns-repeated="2"/>
          <table:table-cell table:style-name="ce4" table:number-columns-repeated="3"/>
        </table:table-row>
        <table:table-row table:style-name="ro2">
          <table:table-cell table:style-name="ce1" office:value-type="string" table:number-columns-spanned="5" table:number-rows-spanned="1">
            <text:p>X pra cima FIFO</text:p>
          </table:table-cell>
          <table:covered-table-cell table:style-name="ce2"/>
          <table:covered-table-cell table:number-columns-repeated="3"/>
          <table:table-cell table:number-columns-repeated="3"/>
          <table:table-cell table:style-name="ce1" office:value-type="string" table:number-columns-spanned="5" table:number-rows-spanned="1">
            <text:p>X pra cima SEM FIFO</text:p>
          </table:table-cell>
          <table:covered-table-cell table:style-name="ce2"/>
          <table:covered-table-cell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m/s2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  <table:table-cell table:number-columns-repeated="2"/>
          <table:table-cell office:value-type="string">
            <text:p>Hex</text:p>
          </table:table-cell>
          <table:table-cell/>
          <table:table-cell office:value-type="string">
            <text:p>Dec</text:p>
          </table:table-cell>
          <table:table-cell office:value-type="string">
            <text:p>Val</text:p>
          </table:table-cell>
          <table:table-cell office:value-type="string">
            <text:p>º/s</text:p>
          </table:table-cell>
          <table:table-cell office:value-type="string">
            <text:p>ºC</text:p>
          </table:table-cell>
        </table:table-row>
        <table:table-row table:style-name="ro2">
          <table:table-cell office:value-type="string">
            <text:p>Ax</text:p>
          </table:table-cell>
          <table:table-cell table:style-name="ce2" office:value-type="float" office:value="88">
            <text:p>88</text:p>
          </table:table-cell>
          <table:table-cell table:formula="of:=IF(HEX2DEC([.B21])&gt;HEX2DEC(&quot;7fff&quot;);CONCATENATE(&quot;ffffff&quot;; [.B21]);[.B21])" office:value-type="float" office:value="88">
            <text:p>88</text:p>
          </table:table-cell>
          <table:table-cell table:formula="of:=HEX2DEC([.C21])" office:value-type="float" office:value="136">
            <text:p>136</text:p>
          </table:table-cell>
          <table:table-cell table:style-name="ce4" table:formula="of:=([.D21]/16384)*9.81" office:value-type="float" office:value="0.0814306640625">
            <text:p>0.08143</text:p>
          </table:table-cell>
          <table:table-cell table:style-name="ce4" table:formula="of:=[.D21]/131" office:value-type="float" office:value="1.0381679389313">
            <text:p>1.03817</text:p>
          </table:table-cell>
          <table:table-cell table:style-name="ce4" table:formula="of:=[.D21]/340+36.53" office:value-type="float" office:value="36.93">
            <text:p>36.93000</text:p>
          </table:table-cell>
          <table:table-cell table:style-name="ce4"/>
          <table:table-cell office:value-type="string">
            <text:p>Ax</text:p>
          </table:table-cell>
          <table:table-cell table:style-name="ce2" office:value-type="string">
            <text:p>00b0</text:p>
          </table:table-cell>
          <table:table-cell table:formula="of:=IF(HEX2DEC([.J21])&gt;HEX2DEC(&quot;7fff&quot;);CONCATENATE(&quot;ffffff&quot;; [.J21]);[.J21])" office:value-type="string" office:string-value="00b0">
            <text:p>00b0</text:p>
          </table:table-cell>
          <table:table-cell table:formula="of:=HEX2DEC([.K21])" office:value-type="float" office:value="176">
            <text:p>176</text:p>
          </table:table-cell>
          <table:table-cell table:style-name="ce4" table:formula="of:=([.L21]/16384)*9.81" office:value-type="float" office:value="0.105380859375">
            <text:p>0.10538</text:p>
          </table:table-cell>
          <table:table-cell table:style-name="ce4" table:formula="of:=[.L21]/131" office:value-type="float" office:value="1.34351145038168">
            <text:p>1.34351</text:p>
          </table:table-cell>
          <table:table-cell table:style-name="ce4" table:formula="of:=[.L21]/340+36.53" office:value-type="float" office:value="37.0476470588235">
            <text:p>37.04765</text:p>
          </table:table-cell>
        </table:table-row>
        <table:table-row table:style-name="ro2">
          <table:table-cell office:value-type="string">
            <text:p>Ay</text:p>
          </table:table-cell>
          <table:table-cell table:style-name="ce2" office:value-type="string">
            <text:p>ffd0</text:p>
          </table:table-cell>
          <table:table-cell table:formula="of:=IF(HEX2DEC([.B22])&gt;HEX2DEC(&quot;7fff&quot;);CONCATENATE(&quot;ffffff&quot;; [.B22]);[.B22])" office:value-type="string" office:string-value="ffffffffd0">
            <text:p>ffffffffd0</text:p>
          </table:table-cell>
          <table:table-cell table:formula="of:=HEX2DEC([.C22])" office:value-type="float" office:value="-48">
            <text:p>-48</text:p>
          </table:table-cell>
          <table:table-cell table:style-name="ce4" table:formula="of:=([.D22]/16384)*9.81" office:value-type="float" office:value="-0.028740234375">
            <text:p>-0.02874</text:p>
          </table:table-cell>
          <table:table-cell table:style-name="ce4" table:formula="of:=[.D22]/131" office:value-type="float" office:value="-0.366412213740458">
            <text:p>-0.36641</text:p>
          </table:table-cell>
          <table:table-cell table:style-name="ce4" table:formula="of:=[.D22]/340+36.53" office:value-type="float" office:value="36.3888235294118">
            <text:p>36.38882</text:p>
          </table:table-cell>
          <table:table-cell table:style-name="ce4"/>
          <table:table-cell office:value-type="string">
            <text:p>Ay</text:p>
          </table:table-cell>
          <table:table-cell table:style-name="ce2" office:value-type="string">
            <text:p>ffec</text:p>
          </table:table-cell>
          <table:table-cell table:formula="of:=IF(HEX2DEC([.J22])&gt;HEX2DEC(&quot;7fff&quot;);CONCATENATE(&quot;ffffff&quot;; [.J22]);[.J22])" office:value-type="string" office:string-value="ffffffffec">
            <text:p>ffffffffec</text:p>
          </table:table-cell>
          <table:table-cell table:formula="of:=HEX2DEC([.K22])" office:value-type="float" office:value="-20">
            <text:p>-20</text:p>
          </table:table-cell>
          <table:table-cell table:style-name="ce4" table:formula="of:=([.L22]/16384)*9.81" office:value-type="float" office:value="-0.01197509765625">
            <text:p>-0.01198</text:p>
          </table:table-cell>
          <table:table-cell table:style-name="ce4" table:formula="of:=[.L22]/131" office:value-type="float" office:value="-0.152671755725191">
            <text:p>-0.15267</text:p>
          </table:table-cell>
          <table:table-cell table:style-name="ce4" table:formula="of:=[.L22]/340+36.53" office:value-type="float" office:value="36.4711764705882">
            <text:p>36.47118</text:p>
          </table:table-cell>
        </table:table-row>
        <table:table-row table:style-name="ro2">
          <table:table-cell office:value-type="string">
            <text:p>Az</text:p>
          </table:table-cell>
          <table:table-cell table:style-name="ce2" office:value-type="float" office:value="4880">
            <text:p>4880</text:p>
          </table:table-cell>
          <table:table-cell table:formula="of:=IF(HEX2DEC([.B23])&gt;HEX2DEC(&quot;7fff&quot;);CONCATENATE(&quot;ffffff&quot;; [.B23]);[.B23])" office:value-type="float" office:value="4880">
            <text:p>4880</text:p>
          </table:table-cell>
          <table:table-cell table:formula="of:=HEX2DEC([.C23])" office:value-type="float" office:value="18560">
            <text:p>18560</text:p>
          </table:table-cell>
          <table:table-cell table:style-name="ce4" table:formula="of:=([.D23]/16384)*9.81" office:value-type="float" office:value="11.112890625">
            <text:p>11.11289</text:p>
          </table:table-cell>
          <table:table-cell table:style-name="ce4" table:formula="of:=[.D23]/131" office:value-type="float" office:value="141.679389312977">
            <text:p>141.67939</text:p>
          </table:table-cell>
          <table:table-cell table:style-name="ce4" table:formula="of:=[.D23]/340+36.53" office:value-type="float" office:value="91.1182352941177">
            <text:p>91.11824</text:p>
          </table:table-cell>
          <table:table-cell table:style-name="ce4"/>
          <table:table-cell office:value-type="string">
            <text:p>Az</text:p>
          </table:table-cell>
          <table:table-cell table:style-name="ce3" office:value-type="string">
            <text:p>47e8</text:p>
          </table:table-cell>
          <table:table-cell table:formula="of:=IF(HEX2DEC([.J23])&gt;HEX2DEC(&quot;7fff&quot;);CONCATENATE(&quot;ffffff&quot;; [.J23]);[.J23])" office:value-type="string" office:string-value="47e8">
            <text:p>47e8</text:p>
          </table:table-cell>
          <table:table-cell table:formula="of:=HEX2DEC([.K23])" office:value-type="float" office:value="18408">
            <text:p>18408</text:p>
          </table:table-cell>
          <table:table-cell table:style-name="ce4" table:formula="of:=([.L23]/16384)*9.81" office:value-type="float" office:value="11.0218798828125">
            <text:p>11.02188</text:p>
          </table:table-cell>
          <table:table-cell table:style-name="ce4" table:formula="of:=[.L23]/131" office:value-type="float" office:value="140.519083969466">
            <text:p>140.51908</text:p>
          </table:table-cell>
          <table:table-cell table:style-name="ce4" table:formula="of:=[.L23]/340+36.53" office:value-type="float" office:value="90.6711764705882">
            <text:p>90.67118</text:p>
          </table:table-cell>
        </table:table-row>
        <table:table-row table:style-name="ro2">
          <table:table-cell office:value-type="string">
            <text:p>Gx</text:p>
          </table:table-cell>
          <table:table-cell table:style-name="ce2" office:value-type="string">
            <text:p>00d0</text:p>
          </table:table-cell>
          <table:table-cell table:formula="of:=IF(HEX2DEC([.B24])&gt;HEX2DEC(&quot;7fff&quot;);CONCATENATE(&quot;ffffff&quot;; [.B24]);[.B24])" office:value-type="string" office:string-value="00d0">
            <text:p>00d0</text:p>
          </table:table-cell>
          <table:table-cell table:formula="of:=HEX2DEC([.C24])" office:value-type="float" office:value="208">
            <text:p>208</text:p>
          </table:table-cell>
          <table:table-cell table:style-name="ce4" table:formula="of:=([.D24]/16384)*9.81" office:value-type="float" office:value="0.124541015625">
            <text:p>0.12454</text:p>
          </table:table-cell>
          <table:table-cell table:style-name="ce4" table:formula="of:=[.D24]/131" office:value-type="float" office:value="1.58778625954198">
            <text:p>1.58779</text:p>
          </table:table-cell>
          <table:table-cell table:style-name="ce4" table:formula="of:=[.D24]/340+36.53" office:value-type="float" office:value="37.1417647058824">
            <text:p>37.14176</text:p>
          </table:table-cell>
          <table:table-cell table:style-name="ce4"/>
          <table:table-cell office:value-type="string">
            <text:p>Gx</text:p>
          </table:table-cell>
          <table:table-cell table:style-name="ce2" office:value-type="string">
            <text:p>00af</text:p>
          </table:table-cell>
          <table:table-cell table:formula="of:=IF(HEX2DEC([.J24])&gt;HEX2DEC(&quot;7fff&quot;);CONCATENATE(&quot;ffffff&quot;; [.J24]);[.J24])" office:value-type="string" office:string-value="00af">
            <text:p>00af</text:p>
          </table:table-cell>
          <table:table-cell table:formula="of:=HEX2DEC([.K24])" office:value-type="float" office:value="175">
            <text:p>175</text:p>
          </table:table-cell>
          <table:table-cell table:style-name="ce4" table:formula="of:=([.L24]/16384)*9.81" office:value-type="float" office:value="0.104782104492188">
            <text:p>0.10478</text:p>
          </table:table-cell>
          <table:table-cell table:style-name="ce4" table:formula="of:=[.L24]/131" office:value-type="float" office:value="1.33587786259542">
            <text:p>1.33588</text:p>
          </table:table-cell>
          <table:table-cell table:style-name="ce4" table:formula="of:=[.L24]/340+36.53" office:value-type="float" office:value="37.0447058823529">
            <text:p>37.04471</text:p>
          </table:table-cell>
        </table:table-row>
        <table:table-row table:style-name="ro2">
          <table:table-cell office:value-type="string">
            <text:p>Gy</text:p>
          </table:table-cell>
          <table:table-cell table:style-name="ce3" office:value-type="string">
            <text:p>fe3a</text:p>
          </table:table-cell>
          <table:table-cell table:formula="of:=IF(HEX2DEC([.B25])&gt;HEX2DEC(&quot;7fff&quot;);CONCATENATE(&quot;ffffff&quot;; [.B25]);[.B25])" office:value-type="string" office:string-value="fffffffe3a">
            <text:p>fffffffe3a</text:p>
          </table:table-cell>
          <table:table-cell table:formula="of:=HEX2DEC([.C25])" office:value-type="float" office:value="-454">
            <text:p>-454</text:p>
          </table:table-cell>
          <table:table-cell table:style-name="ce4" table:formula="of:=([.D25]/16384)*9.81" office:value-type="float" office:value="-0.271834716796875">
            <text:p>-0.27183</text:p>
          </table:table-cell>
          <table:table-cell table:style-name="ce4" table:formula="of:=[.D25]/131" office:value-type="float" office:value="-3.46564885496183">
            <text:p>-3.46565</text:p>
          </table:table-cell>
          <table:table-cell table:style-name="ce4" table:formula="of:=[.D25]/340+36.53" office:value-type="float" office:value="35.1947058823529">
            <text:p>35.19471</text:p>
          </table:table-cell>
          <table:table-cell table:style-name="ce4"/>
          <table:table-cell office:value-type="string">
            <text:p>Gy</text:p>
          </table:table-cell>
          <table:table-cell table:style-name="ce3" office:value-type="string">
            <text:p>fe71</text:p>
          </table:table-cell>
          <table:table-cell table:formula="of:=IF(HEX2DEC([.J25])&gt;HEX2DEC(&quot;7fff&quot;);CONCATENATE(&quot;ffffff&quot;; [.J25]);[.J25])" office:value-type="string" office:string-value="fffffffe71">
            <text:p>fffffffe71</text:p>
          </table:table-cell>
          <table:table-cell table:formula="of:=HEX2DEC([.K25])" office:value-type="float" office:value="-399">
            <text:p>-399</text:p>
          </table:table-cell>
          <table:table-cell table:style-name="ce4" table:formula="of:=([.L25]/16384)*9.81" office:value-type="float" office:value="-0.238903198242187">
            <text:p>-0.23890</text:p>
          </table:table-cell>
          <table:table-cell table:style-name="ce4" table:formula="of:=[.L25]/131" office:value-type="float" office:value="-3.04580152671756">
            <text:p>-3.04580</text:p>
          </table:table-cell>
          <table:table-cell table:style-name="ce4" table:formula="of:=[.L25]/340+36.53" office:value-type="float" office:value="35.3564705882353">
            <text:p>35.35647</text:p>
          </table:table-cell>
        </table:table-row>
        <table:table-row table:style-name="ro2">
          <table:table-cell office:value-type="string">
            <text:p>Gz</text:p>
          </table:table-cell>
          <table:table-cell table:style-name="ce2" office:value-type="string">
            <text:p>ff58</text:p>
          </table:table-cell>
          <table:table-cell table:formula="of:=IF(HEX2DEC([.B26])&gt;HEX2DEC(&quot;7fff&quot;);CONCATENATE(&quot;ffffff&quot;; [.B26]);[.B26])" office:value-type="string" office:string-value="ffffffff58">
            <text:p>ffffffff58</text:p>
          </table:table-cell>
          <table:table-cell table:formula="of:=HEX2DEC([.C26])" office:value-type="float" office:value="-168">
            <text:p>-168</text:p>
          </table:table-cell>
          <table:table-cell table:style-name="ce4" table:formula="of:=([.D26]/16384)*9.81" office:value-type="float" office:value="-0.1005908203125">
            <text:p>-0.10059</text:p>
          </table:table-cell>
          <table:table-cell table:style-name="ce4" table:formula="of:=[.D26]/131" office:value-type="float" office:value="-1.2824427480916">
            <text:p>-1.28244</text:p>
          </table:table-cell>
          <table:table-cell table:style-name="ce4" table:formula="of:=[.D26]/340+36.53" office:value-type="float" office:value="36.0358823529412">
            <text:p>36.03588</text:p>
          </table:table-cell>
          <table:table-cell table:style-name="ce4"/>
          <table:table-cell office:value-type="string">
            <text:p>Gz</text:p>
          </table:table-cell>
          <table:table-cell table:style-name="ce2" office:value-type="string">
            <text:p>ff60</text:p>
          </table:table-cell>
          <table:table-cell table:formula="of:=IF(HEX2DEC([.J26])&gt;HEX2DEC(&quot;7fff&quot;);CONCATENATE(&quot;ffffff&quot;; [.J26]);[.J26])" office:value-type="string" office:string-value="ffffffff60">
            <text:p>ffffffff60</text:p>
          </table:table-cell>
          <table:table-cell table:formula="of:=HEX2DEC([.K26])" office:value-type="float" office:value="-160">
            <text:p>-160</text:p>
          </table:table-cell>
          <table:table-cell table:style-name="ce4" table:formula="of:=([.L26]/16384)*9.81" office:value-type="float" office:value="-0.09580078125">
            <text:p>-0.09580</text:p>
          </table:table-cell>
          <table:table-cell table:style-name="ce4" table:formula="of:=[.L26]/131" office:value-type="float" office:value="-1.22137404580153">
            <text:p>-1.22137</text:p>
          </table:table-cell>
          <table:table-cell table:style-name="ce4" table:formula="of:=[.L26]/340+36.53" office:value-type="float" office:value="36.0594117647059">
            <text:p>36.05941</text:p>
          </table:table-cell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3-28T12:07:51</meta:creation-date>
    <dc:date>2013-03-28T23:05:00</dc:date>
    <dc:creator>telmo </dc:creator>
    <meta:editing-duration>PT7M29S</meta:editing-duration>
    <meta:editing-cycles>3</meta:editing-cycles>
    <meta:generator>LibreOffice/3.5$Linux_x86 LibreOffice_project/350m1$Build-2</meta:generator>
    <meta:document-statistic meta:table-count="3" meta:cell-count="288" meta:object-count="0"/>
    <meta:user-defined meta:name="qrichtext">1</meta:user-defined>
  </office:meta>
</office:document-meta>
</file>